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/>
    </style:style>
    <style:style style:name="T5" style:family="text">
      <style:text-properties style:text-underline-style="solid" style:text-underline-width="auto" style:text-underline-color="font-color" fo:font-weight="normal" style:font-style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/>
    </style:style>
    <style:style style:name="T8" style:family="text">
      <style:text-properties style:text-underline-style="none" fo:font-weight="normal" style:font-style-complex="normal"/>
    </style:style>
    <style:style style:name="T9" style:family="text">
      <style:text-properties fo:font-style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font-style-asian="normal"/>
    </style:style>
    <style:style style:name="T14" style:family="text">
      <style:text-properties style:font-weight-asian="normal"/>
    </style:style>
    <style:style style:name="T15" style:family="text">
      <style:text-properties style:font-style-complex="normal"/>
    </style:style>
    <style:style style:name="T16" style:family="text">
      <style:text-properties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6_21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6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George Alexander Kohut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August 26, 1894</text:p>
      <text:p text:style-name="P6">Month<text:tab/><text:tab/><text:tab/><text:tab/><text:tab/><text:tab/>August</text:p>
      <text:p text:style-name="P6">Year<text:tab/><text:tab/><text:tab/><text:tab/><text:tab/><text:tab/>1894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2"/></text:p>
      <text:p text:style-name="P2">S. Morais/</text:p>
      <text:p text:style-name="P2">546 N. Fifth St./</text:p>
      <text:p text:style-name="P2">Philadelphia, Pa./</text:p>
      <text:p text:style-name="P4">Aug. 26, [/ inserted by author]94/</text:p>
      <text:p text:style-name="P3">[To George Alexander Kohut]/</text:p>
      <text:p text:style-name="P3">My dear Sir:/</text:p>
      <text:p text:style-name="Standard"><text:span text:style-name="T10"><text:tab/>Having received copies of the last biennial report,/ I am reminded of my promise. <text:s/>It is not impossible that Rabbi Morta-/ra's family, to whom I have sent a copy of the above, may favor/ you with the catalogue of MSS. <text:s/>I have it, but I feel loth to part/ with it. <text:s/>i can let you have Perreau's first issue of abbreviations./ <text:s/>Almanzi's catalogue I don't have. <text:s/>Luzzatto made it and called it/ [Hebrew]. <text:s/>Unfortunately, I have not seen it. <text:s/>He writes "This cata-/logue contains only books on Hebrew literature....Of thousands on/ other topics a book seller made a catalogue, but I did not receive/ it, but from communications I argue that there are mistakes...Of the/ MSS. I gave a detailed account in </text:span><text:span text:style-name="T11">Ha-Mazkir</text:span><text:span text:style-name="T12"> of the illustrious Stein-/Schneider" (I have not translated to the letter). <text:s/>I shall ask Servi/ </text:span><text:soft-page-break/><text:span text:style-name="T12">whether he can let you have the Vessillo, but...he loves gold./ <text:s/>About </text:span><text:span text:style-name="T5">Mose</text:span><text:span text:style-name="T8"> and the </text:span><text:span text:style-name="T5">Corriere</text:span><text:span text:style-name="T8"> I shall inquire, but it will not be so/ easy to obtain them./</text:span></text:p>
      <text:p text:style-name="Standard"><text:span text:style-name="T8"><text:tab/>I hope that everyone with you is now well. <text:s/>Remember me/ kindly to all./</text:span></text:p>
      <text:p text:style-name="Standard"><text:span text:style-name="T8"><text:tab/>Yours truly/ S. Morai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1T15:13:26.85</meta:creation-date>
    <dc:date>2011-12-21T15:24:56.24</dc:date>
    <dc:creator>Penn Libraries</dc:creator>
    <meta:editing-duration>PT00H11M2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371" meta:character-count="2458"/>
  </office:meta>
</office:document-meta>
</file>